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cm" fo:margin-bottom="0cm" style:contextual-spacing="false" fo:line-height="200%"/>
      <style:text-properties officeooo:paragraph-rsid="00216177"/>
    </style:style>
    <style:style style:name="P2" style:family="paragraph" style:parent-style-name="Heading_20_1">
      <style:paragraph-properties fo:margin-top="0cm" fo:margin-bottom="0cm" style:contextual-spacing="false" fo:line-height="200%"/>
      <style:text-properties fo:font-size="14pt" style:font-size-asian="14pt" style:font-size-complex="14pt"/>
    </style:style>
    <style:style style:name="T1" style:family="text">
      <style:text-properties fo:color="#000000" loext:opacity="100%" style:font-name="Liberation Serif" fo:font-size="12pt" style:font-size-asian="12pt" style:font-size-complex="12pt"/>
    </style:style>
    <style:style style:name="T2" style:family="text">
      <style:text-properties fo:color="#000000" loext:opacity="100%" style:font-name="Liberation Serif" fo:font-size="12pt" officeooo:rsid="002327d7" style:font-size-asian="12pt" style:font-size-complex="12pt"/>
    </style:style>
    <style:style style:name="T3" style:family="text">
      <style:text-properties fo:color="#000000" loext:opacity="100%" style:font-name="Liberation Serif" fo:font-size="12pt" officeooo:rsid="00249125" style:font-size-asian="12pt" style:font-size-complex="12pt"/>
    </style:style>
    <style:style style:name="T4" style:family="text">
      <style:text-properties fo:color="#000000" loext:opacity="100%" style:font-name="Liberation Serif" fo:font-size="12pt" officeooo:rsid="002556b5" style:font-size-asian="12pt" style:font-size-complex="12pt"/>
    </style:style>
    <style:style style:name="T5" style:family="text">
      <style:text-properties fo:color="#000000" loext:opacity="100%" style:font-name="Liberation Serif" fo:font-size="12pt" officeooo:rsid="002aef13" style:font-size-asian="12pt" style:font-size-complex="12pt"/>
    </style:style>
    <style:style style:name="T6" style:family="text">
      <style:text-properties fo:color="#000000" loext:opacity="100%" style:font-name="Liberation Serif" fo:font-size="12pt" officeooo:rsid="002ce275" style:font-size-asian="12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Abstract</text:h>
      <text:p text:style-name="P1"><text:span text:style-name="T1">The ecological niche encompasses how species interact with their abiotic and biotic environment. In ecology, a fundamental assumption is that species traits correlate with their ecological function and niche, providing a crucial framework for predicting community structure. However, the success of trait-based predictions relies on general relationships between traits and Grinnellian </text:span><text:span text:style-name="T2">(environment)</text:span><text:span text:style-name="T1"> or Eltonian </text:span><text:span text:style-name="T2">(species interactions)</text:span><text:span text:style-name="T1"> niches across clades, spatial scales, and time. My thesis </text:span><text:span text:style-name="T2">takes a macroecological approach to test generalities into the relationships between traits and different niche axes</text:span><text:span text:style-name="T1">. </text:span><text:span text:style-name="T2">Chapter 1 and 2 ask how traits explain predator-prey interactions among terrestrial vertebrates across large-scale food webs. </text:span><text:span text:style-name="T1">My findings indicate a remarkable generality in trait-trophic interaction relationships within taxa and diverse food webs. This suggests promising prospects for using traits to predict predator-prey interactions in under-sampled ecosystems or future communities without current analogs. </text:span><text:span text:style-name="T5">In</text:span><text:span text:style-name="T1"> </text:span><text:span text:style-name="T2">Chapter 3, </text:span><text:span text:style-name="T3">I focus on the relationship between annual movement in geographic</text:span><text:span text:style-name="T2"> </text:span><text:span text:style-name="T3">space and within climatic niche spaces among North American birds. I ask whether species traits explain this relationship and its consequences for seasonal bird biogeography. My findings </text:span><text:span text:style-name="T4">gives a more mechanistic understanding of the seasonal rearrangement of bird diversity and traits across North America. Finally, in </text:span><text:span text:style-name="T6">C</text:span><text:span text:style-name="T4">hapter 4, I explore how traits and seasonal levels of human impact</text:span><text:span text:style-name="T3"> </text:span><text:span text:style-name="T4">and protection explain the decline among North American birds. I find complex and sometimes contrasting effects between the level of human impact and protection on species trends in different seasons. My findings suggest that the migration seasons is especially crucial in explaining the decline of migrating species. </text:span><text:span text:style-name="T5">These results </text:span><text:span text:style-name="T4">support the recent calls for better protecting the entire migratory network of species and reducing human pressures in stopovers and staging areas. Overall, b</text:span><text:span text:style-name="T1">y unraveling trait-based predictions, this research enhances our </text:span><text:soft-page-break/><text:span text:style-name="T1">understanding on the potential and limitations of predictive methods of biodiversity responses, critical considerations in the context of rapidly changing climate and shifting seasonal dynamic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ominique Caron</meta:initial-creator>
    <meta:creation-date>2024-02-05T13:38:49.058944825</meta:creation-date>
    <meta:generator>LibreOffice/24.2.3.2$Linux_X86_64 LibreOffice_project/420$Build-2</meta:generator>
    <dc:date>2024-05-27T14:01:13.515463413</dc:date>
    <dc:creator>Dominique Caron</dc:creator>
    <meta:editing-duration>PT14M40S</meta:editing-duration>
    <meta:editing-cycles>10</meta:editing-cycles>
    <meta:document-statistic meta:table-count="0" meta:image-count="0" meta:object-count="0" meta:page-count="2" meta:paragraph-count="2" meta:word-count="311" meta:character-count="2248" meta:non-whitespace-character-count="1939"/>
  </office:meta>
</office:document-meta>
</file>